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P2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P4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Footer">
      <style:paragraph-properties fo:break-before="auto" fo:break-after="auto"/>
      <style:text-properties fo:font-size="6pt" style:font-size-asian="5.25pt" style:font-size-complex="6pt"/>
    </style:style>
    <style:style style:name="P7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break-after="page"/>
    </style:style>
    <style:style style:name="P14" style:family="paragraph" style:parent-style-name="Text_20_body" style:master-page-name="">
      <style:paragraph-properties style:page-number="auto" fo:break-after="pag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text-properties fo:font-size="8pt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4" style:family="paragraph" style:parent-style-name="Table_20_Heading">
      <style:paragraph-properties fo:text-align="start" style:justify-single-word="false"/>
      <style:text-properties fo:font-size="10pt" style:font-size-asian="10pt" style:font-size-complex="10pt"/>
    </style:style>
    <style:style style:name="P25" style:family="paragraph">
      <style:paragraph-properties fo:text-align="cente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2.4236in" style:rel-column-width="21844*"/>
    </style:style>
    <style:style style:name="Table6.C" style:family="table-column">
      <style:table-column-properties style:column-width="2.4236in" style:rel-column-width="21847*"/>
    </style:style>
    <style:style style:name="Table6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C1" style:family="table-cell">
      <style:table-cell-properties fo:background-color="#c0c0c0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MP1" style:family="paragraph" style:parent-style-name="Header">
      <style:paragraph-properties fo:text-align="end" style:justify-single-word="false"/>
      <style:text-properties fo:font-size="6pt" fo:font-weight="bold" style:font-size-asian="5.25pt" style:font-weight-asian="bold" style:font-size-complex="6pt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end" style:justify-single-word="false"/>
      <style:text-properties fo:font-size="13pt" fo:font-weight="bold" style:font-size-asian="11.3500003814697pt" style:font-weight-asian="bold" style:font-size-complex="13pt" style:font-weight-complex="bold"/>
    </style:style>
    <style:style style:name="MP5" style:family="paragraph" style:parent-style-name="Header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6" style:family="paragraph">
      <style:paragraph-properties fo:text-align="center"/>
    </style:style>
    <style:style style:name="MP7" style:family="paragraph" style:parent-style-name="Footer">
      <style:paragraph-properties fo:break-before="auto" fo:break-after="auto"/>
      <style:text-properties fo:font-size="6pt" style:font-size-asian="5.25pt" style:font-size-complex="6pt"/>
    </style:style>
    <style:style style:name="MP8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5in" fo:margin-bottom="0.502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2083in" fo:margin-left="0in" fo:margin-right="0in" fo:margin-bottom="0.1965in"/>
      </style:header-style>
      <style:footer-style>
        <style:header-footer-properties svg:height="1.7665in" fo:margin-left="0in" fo:margin-right="0in" fo:margin-top="0.1965in"/>
      </style:footer-style>
    </style:page-layout>
    <style:page-layout style:name="Mpm2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objects[0].company_id.logo)" text:anchor-type="paragraph" svg:x="0.1299in" svg:y="0.0701in" svg:width="1.6764in" svg:height="0.8717in" draw:z-index="1"><draw:text-box><text:p text:style-name="MP2"/></draw:text-box></draw:frame></text:p>
        <text:p text:style-name="MP3"><text:text-input text:description="&lt;objects[0].company_id.name&gt;">Company</text:text-input></text:p>
        <text:p text:style-name="MP4"/>
        <text:p text:style-name="MP5"><draw:line text:anchor-type="paragraph" draw:z-index="0" draw:style-name="Mgr1" draw:text-style-name="MP6" svg:x1="0.0571in" svg:y1="0.4087in" svg:x2="7.2642in" svg:y2="0.4087in"><text:p/></draw:line>ใบจัดส่งสินค้า</text:p>
      </style:header>
      <style:footer>
        <text:p text:style-name="MP7"/>
        <table:table table:name="Table6" table:style-name="Table6">
          <table:table-column table:style-name="Table6.A" table:number-columns-repeated="2"/>
          <table:table-column table:style-name="Table6.C"/>
          <table:table-row>
            <table:table-cell table:style-name="Table6.A1" office:value-type="string">
              <text:p text:style-name="MP8">ผู้จัดของ</text:p>
            </table:table-cell>
            <table:table-cell table:style-name="Table6.A1" office:value-type="string">
              <text:p text:style-name="MP8">พนักงานขนส่ง</text:p>
            </table:table-cell>
            <table:table-cell table:style-name="Table6.C1" office:value-type="string">
              <text:p text:style-name="MP8">ผู้รับของ (Store)</text:p>
            </table:table-cell>
          </table:table-row>
          <table:table-row>
            <table:table-cell table:style-name="Table6.A2" office:value-type="string">
              <text:p text:style-name="MP9"/>
              <text:p text:style-name="MP9"/>
              <text:p text:style-name="MP9"/>
            </table:table-cell>
            <table:table-cell table:style-name="Table6.A2" office:value-type="string">
              <text:p text:style-name="MP9"/>
            </table:table-cell>
            <table:table-cell table:style-name="Table6.C2" office:value-type="string">
              <text:p text:style-name="MP9"/>
            </table:table-cell>
          </table:table-row>
          <table:table-row>
            <table:table-cell table:style-name="Table6.A2" office:value-type="string">
              <text:p text:style-name="MP9">(…..........................................)</text:p>
            </table:table-cell>
            <table:table-cell table:style-name="Table6.A2" office:value-type="string">
              <text:p text:style-name="MP10">( …........................................)</text:p>
            </table:table-cell>
            <table:table-cell table:style-name="Table6.C2" office:value-type="string">
              <text:p text:style-name="MP10">( …........................................)</text:p>
            </table:table-cell>
          </table:table-row>
          <table:table-row>
            <table:table-cell table:style-name="Table6.A2" office:value-type="string">
              <text:p text:style-name="MP9">…........../........./................</text:p>
            </table:table-cell>
            <table:table-cell table:style-name="Table6.A2" office:value-type="string">
              <text:p text:style-name="MP9">…........../........./................</text:p>
            </table:table-cell>
            <table:table-cell table:style-name="Table6.C2" office:value-type="string">
              <text:p text:style-name="MP9">…........../........./................</text:p>
            </table:table-cell>
          </table:table-row>
        </table:table>
        <text:p text:style-name="Standard"/>
      </style:footer>
    </style:master-page>
    <style:master-page style:name="Left_20_Page" style:display-name="Left Page" style:page-layout-name="Mpm2"/>
    <style:master-page style:name="Index" style:page-layout-name="Mpm3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05T10:16:06</meta:creation-date>
    <dc:date>2011-07-02T15:50:57</dc:date>
    <dc:creator>Tititab Srisookco</dc:creator>
    <meta:editing-duration>PT5H35M46S</meta:editing-duration>
    <meta:editing-cycles>174</meta:editing-cycles>
    <meta:generator>LibreOffice/3.3$Linux LibreOffice_project/330m19$Build-202</meta:generator>
    <meta:document-statistic meta:table-count="1" meta:image-count="0" meta:object-count="0" meta:page-count="1" meta:paragraph-count="11" meta:word-count="47" meta:character-count="306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